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ceaf7" officeooo:paragraph-rsid="000ceaf7"/>
    </style:style>
    <style:style style:name="P2" style:family="paragraph" style:parent-style-name="Standard">
      <style:text-properties officeooo:rsid="000d06e8" officeooo:paragraph-rsid="000d06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13_100592172"/>$test("jean")<text:bookmark-end text:name="__DdeLink__13_100592172"/></text:p>
      <text:p text:style-name="Standard"/>
      <text:p text:style-name="P1">$gloubi(test)</text:p>
      <text:p text:style-name="P1"/>
      <text:p text:style-name="P2">$user(odoo.test.glou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1:40:37.888803641</meta:creation-date>
    <dc:date>2023-03-01T15:58:17.948378947</dc:date>
    <meta:editing-duration>PT12M28S</meta:editing-duration>
    <meta:editing-cycles>3</meta:editing-cycles>
    <meta:generator>LibreOffice/7.4.4.2$Linux_X86_64 LibreOffice_project/40$Build-2</meta:generator>
    <meta:document-statistic meta:table-count="0" meta:image-count="0" meta:object-count="0" meta:page-count="1" meta:paragraph-count="3" meta:word-count="3" meta:character-count="47" meta:non-whitespace-character-count="47"/>
  </office:meta>
</office:document-meta>
</file>